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041cm" table:align="left"/>
    </style:style>
    <style:style style:name="Tabelle1.A" style:family="table-column">
      <style:table-column-properties style:column-width="2.974cm"/>
    </style:style>
    <style:style style:name="Tabelle1.B" style:family="table-column">
      <style:table-column-properties style:column-width="4.235cm"/>
    </style:style>
    <style:style style:name="Tabelle1.C" style:family="table-column">
      <style:table-column-properties style:column-width="2.194cm"/>
    </style:style>
    <style:style style:name="Tabelle1.D" style:family="table-column">
      <style:table-column-properties style:column-width="2.946cm"/>
    </style:style>
    <style:style style:name="Tabelle1.E" style:family="table-column">
      <style:table-column-properties style:column-width="3.02cm"/>
    </style:style>
    <style:style style:name="Tabelle1.F" style:family="table-column">
      <style:table-column-properties style:column-width="3.672cm"/>
    </style:style>
    <style:style style:name="Tabelle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elle1.F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.499cm" loext:contextual-spacing="false" style:line-height-at-least="0.503cm"/>
    </style:style>
    <style:style style:name="P2" style:family="paragraph" style:parent-style-name="Table_20_Contents">
      <style:paragraph-properties fo:margin-top="0cm" fo:margin-bottom="0.499cm" loext:contextual-spacing="false" style:line-height-at-least="0.503cm"/>
      <style:text-properties officeooo:rsid="00186755" officeooo:paragraph-rsid="00186755"/>
    </style:style>
    <style:style style:name="P3" style:family="paragraph" style:parent-style-name="Table_20_Contents">
      <style:paragraph-properties fo:margin-top="0cm" fo:margin-bottom="0cm" loext:contextual-spacing="false" style:line-height-at-least="0.503cm"/>
    </style:style>
    <style:style style:name="P4" style:family="paragraph" style:parent-style-name="Table_20_Contents">
      <style:paragraph-properties fo:margin-top="0cm" fo:margin-bottom="0cm" loext:contextual-spacing="false" style:line-height-at-least="0.503cm"/>
      <style:text-properties officeooo:rsid="000a034c" officeooo:paragraph-rsid="000a034c"/>
    </style:style>
    <style:style style:name="P5" style:family="paragraph" style:parent-style-name="Table_20_Contents">
      <style:paragraph-properties fo:margin-top="0cm" fo:margin-bottom="0cm" loext:contextual-spacing="false" style:line-height-at-least="0.503cm"/>
      <style:text-properties officeooo:rsid="00186755" officeooo:paragraph-rsid="00186755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officeooo:rsid="00080472"/>
    </style:style>
    <style:style style:name="T4" style:family="text">
      <style:text-properties officeooo:rsid="000bea9c"/>
    </style:style>
    <style:style style:name="T5" style:family="text">
      <style:text-properties officeooo:rsid="000fe4f9"/>
    </style:style>
    <style:style style:name="T6" style:family="text">
      <style:text-properties officeooo:rsid="0013aa86"/>
    </style:style>
    <style:style style:name="T7" style:family="text">
      <style:text-properties officeooo:rsid="0014b45d"/>
    </style:style>
    <style:style style:name="T8" style:family="text">
      <style:text-properties officeooo:rsid="001b4b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tokoll V<text:span text:style-name="T1">ersion </text:span>1.0</text:p>
      <text:p text:style-name="P8"/>
      <text:p text:style-name="P6">Die <text:span text:style-name="T3">A</text:span>nfragen werden als http <text:span text:style-name="T4">oder https </text:span>Request geschickt. Die Antwort ist plain text.</text:p>
      <text:p text:style-name="P8"/>
      <text:p text:style-name="P6">Mit dem <text:span text:style-name="T3">P</text:span>arameter do wird festgelegt, was genau gemacht wird. Ohne do Parameter antwortet der Server „no action given“. Wenn der <text:span text:style-name="T3">S</text:span>erver den do Parameter nicht kennt antwortet er „unknown action“.</text:p>
      <text:p text:style-name="P8"/>
      <text:p text:style-name="P6">Grundsätzlich gibt der Server nur eine <text:span text:style-name="T3">M</text:span>eldung aus, auch wenn mehrere Probleme mit der Anfrage vorliegen.</text:p>
      <text:p text:style-name="P8"/>
      <text:p text:style-name="P6">Sämtliche base 64 codierten <text:span text:style-name="T3">Werte</text:span> sind ohne Zeilenumbrüche.</text:p>
      <text:p text:style-name="P8"/>
      <text:p text:style-name="P6">Die Parameter name und pass müssen base 64 codiert angegeben werden. Wenn eines davon fehlt oder nicht base 64 codiert ist, wird eine der folgenden Meldungen ausgegeben:</text:p>
      <text:p text:style-name="P7">„<text:span text:style-name="T2">username needed“, „pass needed“, „username not base 64“, „pass not base 64“.</text:span></text:p>
      <text:p text:style-name="P8"/>
      <text:p text:style-name="P6">Nur wenn der do Parameter „protocolVersion“ ist, werden username und pass nicht gebraucht.</text:p>
      <text:p text:style-name="P8"/>
      <text:p text:style-name="P6">Wenn der Benutzername nicht existiert, oder das <text:span text:style-name="T3">P</text:span>asswort nicht stimmt, gibt der Server aus „login incorrect“.</text:p>
      <text:p text:style-name="P8"/>
      <text:p text:style-name="P6">Es können auch internal server errors ausgegeben werden, aber nur, wenn der <text:span text:style-name="T3">S</text:span>erver nicht richtig funktioniert.</text:p>
      <text:p text:style-name="P8"/>
      <text:p text:style-name="P6">Alle anderen Rückgabewerte sind bezogen auf die durchgeführte Aktion.</text:p>
      <text:p text:style-name="P8"/>
      <text:p text:style-name="P6">Liste der möglichen Aktionen:</text:p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3">do Parameter</text:p>
          </table:table-cell>
          <table:table-cell table:style-name="Tabelle1.A1" office:value-type="string">
            <text:p text:style-name="P3">Zweck</text:p>
          </table:table-cell>
          <table:table-cell table:style-name="Tabelle1.A1" office:value-type="string">
            <text:p text:style-name="P3">Zusätzliche Parameter</text:p>
          </table:table-cell>
          <table:table-cell table:style-name="Tabelle1.A1" office:value-type="string">
            <text:p text:style-name="P3">Erklärung der Parameter</text:p>
          </table:table-cell>
          <table:table-cell table:style-name="Tabelle1.A1" office:value-type="string">
            <text:p text:style-name="P3">Mögliche Antworten</text:p>
          </table:table-cell>
          <table:table-cell table:style-name="Tabelle1.F1" office:value-type="string">
            <text:p text:style-name="P3">Erklärung</text:p>
          </table:table-cell>
        </table:table-row>
        <table:table-row>
          <table:table-cell table:style-name="Tabelle1.A2" office:value-type="string">
            <text:p text:style-name="P3">protocolVersion</text:p>
          </table:table-cell>
          <table:table-cell table:style-name="Tabelle1.A2" office:value-type="string">
            <text:p text:style-name="P3">Gibt die Versionsnummer aus.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mor diab protocol version 1.0</text:p>
          </table:table-cell>
          <table:table-cell table:style-name="Tabelle1.F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createUser</text:p>
          </table:table-cell>
          <table:table-cell table:style-name="Tabelle1.A2" office:value-type="string">
            <text:p text:style-name="P3">Neues Nutzerkonto anlegen</text:p>
          </table:table-cell>
          <table:table-cell table:style-name="Tabelle1.A2" office:value-type="string">
            <text:p text:style-name="P3">email</text:p>
          </table:table-cell>
          <table:table-cell table:style-name="Tabelle1.A2" office:value-type="string">
            <text:p text:style-name="P3">E-Mail-Adresse des neuen nutzers</text:p>
          </table:table-cell>
          <table:table-cell table:style-name="Tabelle1.A2" office:value-type="string">
            <text:p text:style-name="P3">email needed</text:p>
          </table:table-cell>
          <table:table-cell table:style-name="Tabelle1.F2" office:value-type="string">
            <text:p text:style-name="P3">Keine E-Mail-Adresse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sername exists</text:p>
          </table:table-cell>
          <table:table-cell table:style-name="Tabelle1.F2" office:value-type="string">
            <text:p text:style-name="P3">Nutzername kann nicht verwendet werd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email is not base 64</text:p>
          </table:table-cell>
          <table:table-cell table:style-name="Tabelle1.F2" office:value-type="string">
            <text:p text:style-name="P3">E-Mail-Adresse muss base 64 codiert sei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Nutzerkonto angelegt</text:p>
          </table:table-cell>
        </table:table-row>
        <text:soft-page-break/>
        <table:table-row>
          <table:table-cell table:style-name="Tabelle1.A2" office:value-type="string">
            <text:p text:style-name="P3">deleteUser</text:p>
          </table:table-cell>
          <table:table-cell table:style-name="Tabelle1.A2" office:value-type="string">
            <text:p text:style-name="P3">Löscht den Benutzer und seine Daten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gelöscht</text:p>
          </table:table-cell>
        </table:table-row>
        <table:table-row>
          <table:table-cell table:style-name="Tabelle1.A2" office:value-type="string">
            <text:p text:style-name="P3">createTable</text:p>
          </table:table-cell>
          <table:table-cell table:style-name="Tabelle1.A2" office:value-type="string">
            <text:p text:style-name="P3">Tabelle für Messwerte anlegen.</text:p>
          </table:table-cell>
          <table:table-cell table:style-name="Tabelle1.A2" office:value-type="string">
            <text:p text:style-name="P3">sugarUnit</text:p>
          </table:table-cell>
          <table:table-cell table:style-name="Tabelle1.A2" office:value-type="string">
            <text:p text:style-name="P1">mmol für mmol/l oder mg für mg/dl</text:p>
            <text:p text:style-name="P3"/>
          </table:table-cell>
          <table:table-cell table:style-name="Tabelle1.A2" office:value-type="string">
            <text:p text:style-name="P3">sugar unit needed</text:p>
          </table:table-cell>
          <table:table-cell table:style-name="Tabelle1.F2" office:value-type="string">
            <text:p text:style-name="P3">Keine Einheit für den Blutzucker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nknown sugar unit</text:p>
          </table:table-cell>
          <table:table-cell table:style-name="Tabelle1.F2" office:value-type="string">
            <text:p text:style-name="P3">Wenn nicht mmol oder mg angegben wurde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foodUnit</text:p>
          </table:table-cell>
          <table:table-cell table:style-name="Tabelle1.A2" office:value-type="string">
            <text:p text:style-name="P3">be für messwerte in BE, khe für KHE und g für Gramm Kohlenhydrate</text:p>
          </table:table-cell>
          <table:table-cell table:style-name="Tabelle1.A2" office:value-type="string">
            <text:p text:style-name="P3">food unit needed</text:p>
          </table:table-cell>
          <table:table-cell table:style-name="Tabelle1.F2" office:value-type="string">
            <text:p text:style-name="P3">Keine Einheit für die Mahlzeiten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nknown food unit</text:p>
          </table:table-cell>
          <table:table-cell table:style-name="Tabelle1.F2" office:value-type="string">
            <text:p text:style-name="P3">Wenn nicht be, khe oder g angegeben wurde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4">med1, med2 ...</text:p>
          </table:table-cell>
          <table:table-cell table:style-name="Tabelle1.A2" office:value-type="string">
            <text:p text:style-name="P4">Name eines Medikaments es können beliebig viele Medikamente angegeben werden, die medikamente müssen mit 1 beginnend aufsteigend nummeriert werden. Wenn eine Zahl fehlt, werden alle medikamente danach ignoriert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4">medunit1, medunit2 ...</text:p>
          </table:table-cell>
          <table:table-cell table:style-name="Tabelle1.A2" office:value-type="string">
            <text:p text:style-name="P4">Einheiten für die Medikamente. Die Einheiten gehören zu den Medikamenten mit der gleichen Nummer</text:p>
          </table:table-cell>
          <table:table-cell table:style-name="Tabelle1.A2" office:value-type="string">
            <text:p text:style-name="P4">missing med unit </text:p>
          </table:table-cell>
          <table:table-cell table:style-name="Tabelle1.F2" office:value-type="string">
            <text:p text:style-name="P4">Wenn ein medikament angegeben wurde, aber keine Einheit mit der passenden nummer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ble exists</text:p>
          </table:table-cell>
          <table:table-cell table:style-name="Tabelle1.F2" office:value-type="string">
            <text:p text:style-name="P3">Es existiert schon eine Tabelle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Tabelle wurde angelegt</text:p>
          </table:table-cell>
        </table:table-row>
        <table:table-row>
          <table:table-cell table:style-name="Tabelle1.A2" office:value-type="string">
            <text:p text:style-name="P3">givePriv</text:p>
          </table:table-cell>
          <table:table-cell table:style-name="Tabelle1.A2" office:value-type="string">
            <text:p text:style-name="P3">Einem anderen Benutzer Zugriff auf die <text:soft-page-break/>eigene Tabelle gewähren. Ändert auch bestehende Berechtigungen.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Benutzer der Zugriff <text:soft-page-break/>bekommen soll muss base 64 codiert sein.</text:p>
          </table:table-cell>
          <table:table-cell table:style-name="Tabelle1.A2" office:value-type="string">
            <text:p text:style-name="P3">user needed</text:p>
          </table:table-cell>
          <table:table-cell table:style-name="Tabelle1.F2" office:value-type="string">
            <text:p text:style-name="P3">Kein Nutzername angegeben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User not base 64</text:p>
          </table:table-cell>
          <table:table-cell table:style-name="Tabelle1.F2" office:value-type="string">
            <text:p text:style-name="P3">targetUser ist nicht base 64 codier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nknown user</text:p>
          </table:table-cell>
          <table:table-cell table:style-name="Tabelle1.F2" office:value-type="string">
            <text:p text:style-name="P3">Kein existierender Benutzername der mit targetUser übereinstimm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privLevel</text:p>
          </table:table-cell>
          <table:table-cell table:style-name="Tabelle1.A2" office:value-type="string">
            <text:p text:style-name="P3">Bestimmt welche Berechtigung gegeben werden soll. Mögliche werte sind r für lesen und rw für lesen und schreiben.</text:p>
          </table:table-cell>
          <table:table-cell table:style-name="Tabelle1.A2" office:value-type="string">
            <text:p text:style-name="P3">No privilege level given</text:p>
          </table:table-cell>
          <table:table-cell table:style-name="Tabelle1.F2" office:value-type="string">
            <text:p text:style-name="P3">Keine berechtigung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nknown privilege level</text:p>
          </table:table-cell>
          <table:table-cell table:style-name="Tabelle1.F2" office:value-type="string">
            <text:p text:style-name="P3">Als privLevel wurde etwas anderes als r oder rw angegeben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Berechtigung wurde eingestellt.</text:p>
          </table:table-cell>
        </table:table-row>
        <table:table-row>
          <table:table-cell table:style-name="Tabelle1.A2" office:value-type="string">
            <text:p text:style-name="P3">getMediDef</text:p>
          </table:table-cell>
          <table:table-cell table:style-name="Tabelle1.A2" office:value-type="string">
            <text:p text:style-name="P3">Gibt die aktuelle Medikamentenliste eines Nutzers aus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Nutzer dessen Medikamente ausgegeben werden sollen</text:p>
          </table:table-cell>
          <table:table-cell table:style-name="Tabelle1.A2" office:value-type="string">
            <text:p text:style-name="P3">no target user given</text:p>
          </table:table-cell>
          <table:table-cell table:style-name="Tabelle1.F2" office:value-type="string">
            <text:p text:style-name="P3">Kein benutzer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does not exist or insufficient privileges</text:p>
          </table:table-cell>
          <table:table-cell table:style-name="Tabelle1.F2" office:value-type="string">
            <text:p text:style-name="P3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Eine Liste der Medikamente</text:p>
          </table:table-cell>
          <table:table-cell table:style-name="Tabelle1.F2" office:value-type="string">
            <text:p text:style-name="P1">Die Liste enthält die id des Medikaments, den Namen und die Einheit. Trennzeichen zwischen den Werten ist ; nach jedem Medikament erfolgt ein <text:soft-page-break/>Zeilenumbruch. id ist ein Integer, Name und Einheit sind <text:span text:style-name="T5">base64 codierte</text:span> Strings. Die Form ist also:</text:p>
            <text:p text:style-name="P1">id1;Name1;Einheit1</text:p>
            <text:p text:style-name="P1">id2;Name2;Einheit2</text:p>
            <text:p text:style-name="P3">usw.</text:p>
          </table:table-cell>
        </table:table-row>
        <table:table-row>
          <table:table-cell table:style-name="Tabelle1.A2" office:value-type="string">
            <text:p text:style-name="P3">getUnits</text:p>
          </table:table-cell>
          <table:table-cell table:style-name="Tabelle1.A2" office:value-type="string">
            <text:p text:style-name="P3">Gibt die einheiten für blutzucker und Mahlzeiten aus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Benutzer dessen Einhieten ausgegeben werden</text:p>
          </table:table-cell>
          <table:table-cell table:style-name="Tabelle1.A2" office:value-type="string">
            <text:p text:style-name="P3">no target user given</text:p>
          </table:table-cell>
          <table:table-cell table:style-name="Tabelle1.F2" office:value-type="string">
            <text:p text:style-name="P3">Kein Benutzername übermittel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does not exist or insufficient privileges</text:p>
          </table:table-cell>
          <table:table-cell table:style-name="Tabelle1.F2" office:value-type="string">
            <text:p text:style-name="P3">Benutzername existiert nicht, oder man hat kein lese, schreib oder besitzerrecht an dessen tabelle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Liste der einheiten</text:p>
          </table:table-cell>
          <table:table-cell table:style-name="Tabelle1.F2" office:value-type="string">
            <text:p text:style-name="P3">Die Liste hat 2 Zeilen in der ersten steht mg/dl oder mmol/l als einheit für den Blutzucker. In der Zweiten steht BE, KHE oder G G bedeutet, dass in Gramm Kohlenhydraten gemessen wird.</text:p>
          </table:table-cell>
        </table:table-row>
        <table:table-row>
          <table:table-cell table:style-name="Tabelle1.A2" office:value-type="string">
            <text:p text:style-name="P3">getAll</text:p>
          </table:table-cell>
          <table:table-cell table:style-name="Tabelle1.A2" office:value-type="string">
            <text:p text:style-name="P3">Gibt die Messwerte eines Benutzers aus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Nutzer dessen Messwerte ausgegeben werden sollen</text:p>
          </table:table-cell>
          <table:table-cell table:style-name="Tabelle1.A2" office:value-type="string">
            <text:p text:style-name="P3">no target user given</text:p>
          </table:table-cell>
          <table:table-cell table:style-name="Tabelle1.F2" office:value-type="string">
            <text:p text:style-name="P3">Kein Nutzer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does not exist insufficient privileges</text:p>
          </table:table-cell>
          <table:table-cell table:style-name="Tabelle1.F2" office:value-type="string">
            <text:p text:style-name="P3">Angegebener nutzer existiert nicht oder der nutzer der sich eingeloggt hat hat nicht das lese, schreib oder <text:soft-page-break/>eigentümerrecht an dessen Tabelle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date</text:p>
          </table:table-cell>
          <table:table-cell table:style-name="Tabelle1.A2" office:value-type="string">
            <text:p text:style-name="P3">Datum ab dem die Werte ausgegeben werden sollen, wenn kein Datum angegeben wird, werden alle werte ausgegeben. Datum muss im Format yyyy-mm-dd [hh:mm:ss] angegeben werden</text:p>
          </table:table-cell>
          <table:table-cell table:style-name="Tabelle1.A2" office:value-type="string">
            <text:p text:style-name="P3">date ist not in correct format yyyy-mm-dd [hh:mm:ss]</text:p>
          </table:table-cell>
          <table:table-cell table:style-name="Tabelle1.F2" office:value-type="string">
            <text:p text:style-name="P3">Datum hat das falsche Forma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Liste der Messwerte</text:p>
          </table:table-cell>
          <table:table-cell table:style-name="Tabelle1.F2" office:value-type="string">
            <text:p text:style-name="P1">Liste der Messwerte des nutzers im csv format ein Messwert pro zeile Trennzeichen ist ; die Reichenfolge der Werte ist:</text:p>
            <text:p text:style-name="P3">id;datum;messwert;kommentar;mahlzeiten und danach die medikamente in der reihenfolge der Medikamentenliste. Kommentar ist base 64 codiert, Datum ein entsprechender String und die Anderen Werte sind Zahlen.</text:p>
          </table:table-cell>
        </table:table-row>
        <table:table-row>
          <table:table-cell table:style-name="Tabelle1.A2" office:value-type="string">
            <text:p text:style-name="P3">getPriv</text:p>
          </table:table-cell>
          <table:table-cell table:style-name="Tabelle1.A2" office:value-type="string">
            <text:p text:style-name="P3">Gibt eine liste der Berechtigungen aus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Eine Liste der Tabellen und Berechtigungen</text:p>
          </table:table-cell>
          <table:table-cell table:style-name="Tabelle1.F2" office:value-type="string">
            <text:p text:style-name="P3">Ausgabe ist im csv Format. Trennzeichen ist ; erst kommt der Base 64 codierte Benutzername dann die berechtigung r für lesen rw für schreiben o für Besitzer.</text:p>
          </table:table-cell>
        </table:table-row>
        <table:table-row>
          <table:table-cell table:style-name="Tabelle1.A2" office:value-type="string">
            <text:p text:style-name="P3">insert</text:p>
          </table:table-cell>
          <table:table-cell table:style-name="Tabelle1.A2" office:value-type="string">
            <text:p text:style-name="P3">Fügt einen Datensatz in die Tabelle ein. Wenn <text:soft-page-break/>ein Datensatz mit gleichem Messwert existiert und der Messzeitpunkt nicht mehr als 5 Minuten abweicht, wird der Datensatz nicht eingefügt.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Benutzer in dessen Tabelle <text:soft-page-break/>der Wert eingefügt wird.</text:p>
          </table:table-cell>
          <table:table-cell table:style-name="Tabelle1.A2" office:value-type="string">
            <text:p text:style-name="P3">no target user given</text:p>
          </table:table-cell>
          <table:table-cell table:style-name="Tabelle1.F2" office:value-type="string">
            <text:p text:style-name="P3">Kein Nutzer angegeben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does not exist or insufficent privileges</text:p>
          </table:table-cell>
          <table:table-cell table:style-name="Tabelle1.F2" office:value-type="string">
            <text:p text:style-name="P3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date</text:p>
          </table:table-cell>
          <table:table-cell table:style-name="Tabelle1.A2" office:value-type="string">
            <text:p text:style-name="P3">Zeitpunkt der Messung im Format yyyy-mm-dd [hh:mm:ss]</text:p>
          </table:table-cell>
          <table:table-cell table:style-name="Tabelle1.A2" office:value-type="string">
            <text:p text:style-name="P3">no date given</text:p>
          </table:table-cell>
          <table:table-cell table:style-name="Tabelle1.F2" office:value-type="string">
            <text:p text:style-name="P3">Kein Datum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date ist not in correct format yyyy-mm-dd [hh:mm:ss]</text:p>
          </table:table-cell>
          <table:table-cell table:style-name="Tabelle1.F2" office:value-type="string">
            <text:p text:style-name="P3">Datum im falschen forma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value</text:p>
          </table:table-cell>
          <table:table-cell table:style-name="Tabelle1.A2" office:value-type="string">
            <text:p text:style-name="P3">Messwert</text:p>
          </table:table-cell>
          <table:table-cell table:style-name="Tabelle1.A2" office:value-type="string">
            <text:p text:style-name="P3">value is not a number</text:p>
          </table:table-cell>
          <table:table-cell table:style-name="Tabelle1.F2" office:value-type="string">
            <text:p text:style-name="P3">Value ist keine Zahl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food</text:p>
          </table:table-cell>
          <table:table-cell table:style-name="Tabelle1.A2" office:value-type="string">
            <text:p text:style-name="P3">Mahlzeit in der Messeinheit, die für diesen user festgelegt wurde</text:p>
          </table:table-cell>
          <table:table-cell table:style-name="Tabelle1.A2" office:value-type="string">
            <text:p text:style-name="P3">food is not a num<text:span text:style-name="T6">ber</text:span></text:p>
          </table:table-cell>
          <table:table-cell table:style-name="Tabelle1.F2" office:value-type="string">
            <text:p text:style-name="P3">Mahlzeit wurde nicht als Zahl angegeben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comment</text:p>
          </table:table-cell>
          <table:table-cell table:style-name="Tabelle1.A2" office:value-type="string">
            <text:p text:style-name="P3">Kommentar muss Base 64 codiert sein.</text:p>
          </table:table-cell>
          <table:table-cell table:style-name="Tabelle1.A2" office:value-type="string">
            <text:p text:style-name="P3">comment is not base 64</text:p>
          </table:table-cell>
          <table:table-cell table:style-name="Tabelle1.F2" office:value-type="string">
            <text:p text:style-name="P3">Kommentar ist nicht base 64 codier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mediX</text:p>
          </table:table-cell>
          <table:table-cell table:style-name="Tabelle1.A2" office:value-type="string">
            <text:p text:style-name="P3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3">mediX not a number</text:p>
          </table:table-cell>
          <table:table-cell table:style-name="Tabelle1.F2" office:value-type="string">
            <text:p text:style-name="P3">Medikament mit Nummer X ist keine Zahl</text:p>
          </table:table-cell>
        </table:table-row>
        <text:soft-page-break/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collision id=xxx</text:p>
          </table:table-cell>
          <table:table-cell table:style-name="Tabelle1.F2" office:value-type="string">
            <text:p text:style-name="P3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Wert wurde eingefügt.</text:p>
          </table:table-cell>
        </table:table-row>
        <table:table-row>
          <table:table-cell table:style-name="Tabelle1.A2" office:value-type="string">
            <text:p text:style-name="P3">forceInsert</text:p>
          </table:table-cell>
          <table:table-cell table:style-name="Tabelle1.A2" office:value-type="string">
            <text:p text:style-name="P3">Genau wie insert nur Ohne Kollisionserkennung</text:p>
          </table:table-cell>
          <table:table-cell table:style-name="Tabelle1.A2" office:value-type="string">
            <text:p text:style-name="P3">Parameter siehe inser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Rückmeldungen siehe Insert nur ohne collison Meldung</text:p>
          </table:table-cell>
          <table:table-cell table:style-name="Tabelle1.F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getOne</text:p>
          </table:table-cell>
          <table:table-cell table:style-name="Tabelle1.A2" office:value-type="string">
            <text:p text:style-name="P3">Gibt einen Eintrag aus der Datenbank aus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Benutzer aus dessen Tabelle der Wert abgerufen wird muss base 64 codiert sein.</text:p>
          </table:table-cell>
          <table:table-cell table:style-name="Tabelle1.A2" office:value-type="string">
            <text:p text:style-name="P3">no target user given</text:p>
          </table:table-cell>
          <table:table-cell table:style-name="Tabelle1.F2" office:value-type="string">
            <text:p text:style-name="P3">Kein Nutzer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does not exist or insufficient privileges</text:p>
          </table:table-cell>
          <table:table-cell table:style-name="Tabelle1.F2" office:value-type="string">
            <text:p text:style-name="P3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id</text:p>
          </table:table-cell>
          <table:table-cell table:style-name="Tabelle1.A2" office:value-type="string">
            <text:p text:style-name="P3">Id es Datensatzes, der abgerufen werden soll</text:p>
          </table:table-cell>
          <table:table-cell table:style-name="Tabelle1.A2" office:value-type="string">
            <text:p text:style-name="P3">no id given or id is not a number</text:p>
          </table:table-cell>
          <table:table-cell table:style-name="Tabelle1.F2" office:value-type="string">
            <text:p text:style-name="P3">Id ist keine Zahl oder fehlt ganz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5">unknown id</text:p>
          </table:table-cell>
          <table:table-cell table:style-name="Tabelle1.F2" office:value-type="string">
            <text:p text:style-name="P2">Datensatz existiert nich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Datensatz</text:p>
          </table:table-cell>
          <table:table-cell table:style-name="Tabelle1.F2" office:value-type="string">
            <text:p text:style-name="P1">Der Datensatz wird in diesem Format ausgegeben:</text:p>
            <text:p text:style-name="P3">id;datum;messwert;kommentar;mahlzeit[;medikament1[;medikament2[;...]]]</text:p>
          </table:table-cell>
        </table:table-row>
        <table:table-row>
          <table:table-cell table:style-name="Tabelle1.A2" office:value-type="string">
            <text:p text:style-name="P3">deleteOne</text:p>
          </table:table-cell>
          <table:table-cell table:style-name="Tabelle1.A2" office:value-type="string">
            <text:p text:style-name="P3">Löscht einen datensatz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Benutzer aus dessen Tabelle der Datensatz gelöscht wird muss base 64 <text:soft-page-break/>codiert sein</text:p>
          </table:table-cell>
          <table:table-cell table:style-name="Tabelle1.A2" office:value-type="string">
            <text:p text:style-name="P3">no target user given</text:p>
          </table:table-cell>
          <table:table-cell table:style-name="Tabelle1.F2" office:value-type="string">
            <text:p text:style-name="P3">Kein Benutzer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does not exist or insufficent privileges</text:p>
          </table:table-cell>
          <table:table-cell table:style-name="Tabelle1.F2" office:value-type="string">
            <text:p text:style-name="P3">Es gibt den Benutzernamen nicht, oder es besteht kein <text:span text:style-name="T7">S</text:span>chreib- oder <text:span text:style-name="T7">B</text:span>e<text:span text:style-name="T7">si</text:span>zerrech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id</text:p>
          </table:table-cell>
          <table:table-cell table:style-name="Tabelle1.A2" office:value-type="string">
            <text:p text:style-name="P3">id des <text:span text:style-name="T7">D</text:span>atensatzes der gelöscht werden soll.</text:p>
          </table:table-cell>
          <table:table-cell table:style-name="Tabelle1.A2" office:value-type="string">
            <text:p text:style-name="P3">no id given or id is not a number</text:p>
          </table:table-cell>
          <table:table-cell table:style-name="Tabelle1.F2" office:value-type="string">
            <text:p text:style-name="P3">Keine id angegeben oder es ist keine Zahl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Datensatz wurde gelöscht</text:p>
          </table:table-cell>
        </table:table-row>
        <table:table-row>
          <table:table-cell table:style-name="Tabelle1.A2" office:value-type="string">
            <text:p text:style-name="P3">removePriv</text:p>
          </table:table-cell>
          <table:table-cell table:style-name="Tabelle1.A2" office:value-type="string">
            <text:p text:style-name="P3">Entzieht einem anderen Nutzer die berechtigungen an der Tabelle</text:p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Benutzer dem die Berechtigung entzogen wird muss base 64 codiert sein</text:p>
          </table:table-cell>
          <table:table-cell table:style-name="Tabelle1.A2" office:value-type="string">
            <text:p text:style-name="P3">user needed</text:p>
          </table:table-cell>
          <table:table-cell table:style-name="Tabelle1.F2" office:value-type="string">
            <text:p text:style-name="P3">Kein Benutzer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name of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nkown user</text:p>
          </table:table-cell>
          <table:table-cell table:style-name="Tabelle1.F2" office:value-type="string">
            <text:p text:style-name="P3">Benutzername existiert nich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Berechtigung wurde gelöscht</text:p>
          </table:table-cell>
        </table:table-row>
        <table:table-row>
          <table:table-cell table:style-name="Tabelle1.A2" office:value-type="string">
            <text:p text:style-name="P3">givenPrivs</text:p>
          </table:table-cell>
          <table:table-cell table:style-name="Tabelle1.A2" office:value-type="string">
            <text:p text:style-name="P3">Listet die Zugriffsberechtigungen auf, die anderen Nutzern gegeben wurden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Liste der Benutzer und berechtigungen</text:p>
          </table:table-cell>
          <table:table-cell table:style-name="Tabelle1.F2" office:value-type="string">
            <text:p text:style-name="P3">Liste ist in CSV Format, Trennzeichen ist ; erst wird der base 64 codierte Username ausgegeben und dann o, rw oder r für besitzer, lesen und schreiben bzw. lesen.</text:p>
          </table:table-cell>
        </table:table-row>
        <table:table-row>
          <table:table-cell table:style-name="Tabelle1.A2" office:value-type="string">
            <text:p text:style-name="P3">changeValue</text:p>
          </table:table-cell>
          <table:table-cell table:style-name="Tabelle1.A2" office:value-type="string">
            <text:p text:style-name="P3">Ändert einen bestehenden Datensatz</text:p>
          </table:table-cell>
          <table:table-cell table:style-name="Tabelle1.A2" office:value-type="string">
            <text:p text:style-name="P3">id</text:p>
          </table:table-cell>
          <table:table-cell table:style-name="Tabelle1.A2" office:value-type="string">
            <text:p text:style-name="P3">Id des Datensatzes, der geändert werden soll</text:p>
          </table:table-cell>
          <table:table-cell table:style-name="Tabelle1.A2" office:value-type="string">
            <text:p text:style-name="P3">no id given</text:p>
          </table:table-cell>
          <table:table-cell table:style-name="Tabelle1.F2" office:value-type="string">
            <text:p text:style-name="P3">Keine id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id is no integer</text:p>
          </table:table-cell>
          <table:table-cell table:style-name="Tabelle1.F2" office:value-type="string">
            <text:p text:style-name="P3">Id ist kein Integer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id does not exist</text:p>
          </table:table-cell>
          <table:table-cell table:style-name="Tabelle1.F2" office:value-type="string">
            <text:p text:style-name="P3">Es gibt diese id nich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User</text:p>
          </table:table-cell>
          <table:table-cell table:style-name="Tabelle1.A2" office:value-type="string">
            <text:p text:style-name="P3">Benutzer in <text:soft-page-break/>dessen Tabelle der Wert eingefügt wird.</text:p>
          </table:table-cell>
          <table:table-cell table:style-name="Tabelle1.A2" office:value-type="string">
            <text:p text:style-name="P3">no target user <text:soft-page-break/>given</text:p>
          </table:table-cell>
          <table:table-cell table:style-name="Tabelle1.F2" office:value-type="string">
            <text:p text:style-name="P3">Kein Nutzer <text:soft-page-break/>angegeben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is not base 64</text:p>
          </table:table-cell>
          <table:table-cell table:style-name="Tabelle1.F2" office:value-type="string">
            <text:p text:style-name="P3">Nutzername ist nicht base 64 codier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arget user does not exist or insufficent privileges</text:p>
          </table:table-cell>
          <table:table-cell table:style-name="Tabelle1.F2" office:value-type="string">
            <text:p text:style-name="P3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date</text:p>
          </table:table-cell>
          <table:table-cell table:style-name="Tabelle1.A2" office:value-type="string">
            <text:p text:style-name="P3">Zeitpunkt der Messung im Format yyyy-mm-dd [hh:mm:ss]</text:p>
          </table:table-cell>
          <table:table-cell table:style-name="Tabelle1.A2" office:value-type="string">
            <text:p text:style-name="P3">no date given</text:p>
          </table:table-cell>
          <table:table-cell table:style-name="Tabelle1.F2" office:value-type="string">
            <text:p text:style-name="P3">Kein Datum angege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date ist not in correct format yyyy-mm-dd [hh:mm:ss]</text:p>
          </table:table-cell>
          <table:table-cell table:style-name="Tabelle1.F2" office:value-type="string">
            <text:p text:style-name="P3">Datum im falschen forma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value</text:p>
          </table:table-cell>
          <table:table-cell table:style-name="Tabelle1.A2" office:value-type="string">
            <text:p text:style-name="P3">Messwert</text:p>
          </table:table-cell>
          <table:table-cell table:style-name="Tabelle1.A2" office:value-type="string">
            <text:p text:style-name="P3">value is not a number</text:p>
          </table:table-cell>
          <table:table-cell table:style-name="Tabelle1.F2" office:value-type="string">
            <text:p text:style-name="P3">Value ist keine Zahl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food</text:p>
          </table:table-cell>
          <table:table-cell table:style-name="Tabelle1.A2" office:value-type="string">
            <text:p text:style-name="P3">Mahlzeit in der Messeinheit, die für diesen user festgelegt wurde</text:p>
          </table:table-cell>
          <table:table-cell table:style-name="Tabelle1.A2" office:value-type="string">
            <text:p text:style-name="P3">food is not a num<text:span text:style-name="T8">ber</text:span> value</text:p>
          </table:table-cell>
          <table:table-cell table:style-name="Tabelle1.F2" office:value-type="string">
            <text:p text:style-name="P3">Mahlzeit wurde nicht als Zahl angegeben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comment</text:p>
          </table:table-cell>
          <table:table-cell table:style-name="Tabelle1.A2" office:value-type="string">
            <text:p text:style-name="P3">Kommentar muss Base 64 codiert sein.</text:p>
          </table:table-cell>
          <table:table-cell table:style-name="Tabelle1.A2" office:value-type="string">
            <text:p text:style-name="P3">comment is not base 64</text:p>
          </table:table-cell>
          <table:table-cell table:style-name="Tabelle1.F2" office:value-type="string">
            <text:p text:style-name="P3">Kommentar ist nicht base 64 codiert.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mediX</text:p>
          </table:table-cell>
          <table:table-cell table:style-name="Tabelle1.A2" office:value-type="string">
            <text:p text:style-name="P3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3">mediX not a number</text:p>
          </table:table-cell>
          <table:table-cell table:style-name="Tabelle1.F2" office:value-type="string">
            <text:p text:style-name="P3">Medikament mit Nummer X ist keine Zahl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ok</text:p>
          </table:table-cell>
          <table:table-cell table:style-name="Tabelle1.F2" office:value-type="string">
            <text:p text:style-name="P3">Wert wurde eingefügt.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11:49:49.892683449</meta:creation-date>
    <dc:date>2020-07-27T01:14:09.031064596</dc:date>
    <meta:editing-duration>PT6H16M4S</meta:editing-duration>
    <meta:editing-cycles>13</meta:editing-cycles>
    <meta:generator>LibreOffice/6.3.5.2$Linux_X86_64 LibreOffice_project/30$Build-2</meta:generator>
    <meta:document-statistic meta:table-count="1" meta:image-count="0" meta:object-count="0" meta:page-count="9" meta:paragraph-count="261" meta:word-count="1579" meta:character-count="10124" meta:non-whitespace-character-count="8803"/>
  </office:meta>
</office:document-meta>
</file>